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073cm" svg:height="17.339cm" svg:x="2.927cm" svg:y="2.189cm">
          <draw:text-box>
            <text:p>第七章： 命题与证明 </text:p>
            <text:p/>
            <text:p/>
            <text:p>1. 认识证明</text:p>
            <text:p/>
            <text:p><text:tab/>判断一件事情的句子，叫作命题。每个命题都由条件和结论两部分组成。</text:p>
            <text:p/>
            <text:p><text:tab/>正确的命题称为真命题，不正确的命题称为伪命题。能说明命题是伪命题的例子称为反例。</text:p>
            <text:p/>
            <text:p><text:tab/>公认的真命题称为公理。经过证明的真命题称为定理。</text:p>
            <text:p/>
            <text:p>2. 平行线的证明</text:p>
            <text:p/>
            <text:p><text:tab/><text:tab/>平行于同一条直线的两条直线平行。<text:tab/></text:p>
          </draw:text-box>
        </draw:frame>
        <draw:frame draw:style-name="gr2" draw:text-style-name="P1" draw:layer="layout" svg:width="1.999cm" svg:height="0.999cm" svg:x="13.084cm" svg:y="10.05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28M39S</meta:editing-duration>
    <meta:editing-cycles>56</meta:editing-cycles>
    <meta:generator>OpenOffice/4.1.15$Win32 OpenOffice.org_project/4115m2$Build-9813</meta:generator>
    <dc:date>2025-11-27T19:24:37.86</dc:date>
    <meta:document-statistic meta:object-count="25"/>
  </office:meta>
</office:document-meta>
</file>

<file path=Object 1/content.xml><?xml version="1.0" encoding="utf-8"?>
<math xmlns="http://www.w3.org/1998/Math/MathML"/>
</file>